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a7500" draw:textarea-horizontal-align="justify" draw:textarea-vertical-align="middle" draw:auto-grow-height="false" fo:min-height="7.116cm" fo:min-width="0.008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6.322cm"/>
    </style:style>
    <style:style style:name="gr3" style:family="graphic" style:parent-style-name="Arrow_20_Line" style:list-style-name="L2">
      <style:graphic-properties draw:textarea-vertical-align="middle" draw:line-distance="2.34cm"/>
      <style:paragraph-properties style:writing-mode="lr-tb"/>
    </style:style>
    <style:style style:name="gr4" style:family="graphic" style:parent-style-name="Arrow_20_Line" style:list-style-name="L2">
      <style:graphic-properties draw:textarea-vertical-align="middle" draw:line-distance="2.34cm"/>
      <style:paragraph-properties style:writing-mode="lr-tb"/>
    </style:style>
    <style:style style:name="gr5" style:family="graphic" style:parent-style-name="Arrow_20_Line" style:list-style-name="L2">
      <style:graphic-properties draw:textarea-vertical-align="middle" draw:line-distance="1.585cm" draw:end-guide="-0.018cm"/>
      <style:paragraph-properties style:writing-mode="lr-tb"/>
    </style:style>
    <style:style style:name="gr6" style:family="graphic" style:parent-style-name="Arrow_20_Line" style:list-style-name="L2">
      <style:graphic-properties draw:textarea-vertical-align="middle" draw:line-distance="1.365cm" draw:end-guide="-0.703cm"/>
      <style:paragraph-properties style:writing-mode="lr-tb"/>
    </style:style>
    <style:style style:name="gr7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1.02cm" fo:min-width="6.322cm" draw:shadow-opacity="50%"/>
    </style:style>
    <style:style style:name="gr8" style:family="graphic" style:parent-style-name="standard">
      <style:graphic-properties draw:fill-color="#50938a" draw:textarea-horizontal-align="justify" draw:textarea-vertical-align="middle" draw:auto-grow-height="false" fo:min-height="0.766cm" fo:min-width="7.97cm"/>
    </style:style>
    <style:style style:name="gr9" style:family="graphic" style:parent-style-name="Arrow_20_Line" style:list-style-name="L2">
      <style:graphic-properties draw:textarea-vertical-align="middle" draw:line-distance="0.816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ffb66c" draw:textarea-horizontal-align="justify" draw:textarea-vertical-align="middle" draw:auto-grow-height="false" fo:min-height="1.02cm" fo:min-width="2.429cm"/>
    </style:style>
    <style:style style:name="gr12" style:family="graphic" style:parent-style-name="Arrow_20_Line" style:list-style-name="L2">
      <style:graphic-properties draw:textarea-vertical-align="middle" draw:line-distance="2.34cm"/>
      <style:paragraph-properties style:writing-mode="lr-tb"/>
    </style:style>
    <style:style style:name="gr13" style:family="graphic" style:parent-style-name="standard">
      <style:graphic-properties draw:fill-color="#b2b2b2" draw:textarea-horizontal-align="justify" draw:textarea-vertical-align="middle" draw:auto-grow-height="false" fo:min-height="1.02cm" fo:min-width="6.322cm"/>
    </style:style>
    <style:style style:name="gr14" style:family="graphic" style:parent-style-name="Arrow_20_Line" style:list-style-name="L2">
      <style:graphic-properties draw:textarea-vertical-align="middle" draw:line-distance="2.34cm"/>
      <style:paragraph-properties style:writing-mode="lr-tb"/>
    </style:style>
    <style:style style:name="gr15" style:family="graphic" style:parent-style-name="Arrow_20_Line" style:list-style-name="L2">
      <style:graphic-properties draw:textarea-vertical-align="middle" draw:line-distance="1.585cm" draw:end-guide="-0.018cm"/>
      <style:paragraph-properties style:writing-mode="lr-tb"/>
    </style:style>
    <style:style style:name="gr16" style:family="graphic" style:parent-style-name="Arrow_20_Line" style:list-style-name="L2">
      <style:graphic-properties draw:textarea-vertical-align="middle" draw:line-distance="1.365cm" draw:end-guide="-0.703cm"/>
      <style:paragraph-properties style:writing-mode="lr-tb"/>
    </style:style>
    <style:style style:name="gr17" style:family="graphic" style:parent-style-name="standard">
      <style:graphic-properties draw:fill-color="#ea7500" draw:textarea-horizontal-align="justify" draw:textarea-vertical-align="middle" draw:auto-grow-height="false" fo:min-height="7.53cm" fo:min-width="0.008cm"/>
    </style:style>
    <style:style style:name="gr18" style:family="graphic" style:parent-style-name="Arrow_20_Line" style:list-style-name="L2">
      <style:graphic-properties draw:textarea-vertical-align="middle" draw:line-distance="1.365cm" draw:end-guide="-0.70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a75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b2b2b2" draw:opacity="50%"/>
      <style:paragraph-properties fo:text-align="center"/>
    </style:style>
    <style:style style:name="P5" style:family="paragraph">
      <loext:graphic-properties draw:fill-color="#50938a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508cm" svg:height="7.366cm" svg:x="8.5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22cm" svg:height="1.27cm" svg:x="0.47cm" svg:y="11.43cm">
          <text:p/>
          <draw:enhanced-geometry svg:viewBox="0 0 21600 21600" draw:type="rectangle" draw:enhanced-path="M 0 0 L 21600 0 21600 21600 0 21600 0 0 Z N"/>
        </draw:custom-shape>
        <draw:measure draw:style-name="gr3" draw:text-style-name="P3" draw:layer="layout" svg:x1="0.47cm" svg:y1="12.7cm" svg:x2="7.281cm" svg:y2="12.708cm">
          <text:p text:style-name="P3"><text:span text:style-name="T1"><text:measure text:kind="gap"/></text:span><text:span text:style-name="T1"><text:measure text:kind="value">6.81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layout" svg:x1="10.191cm" svg:y1="12.712cm" svg:x2="17.002cm" svg:y2="12.72cm">
          <text:p text:style-name="P3"><text:span text:style-name="T1"><text:measure text:kind="gap"/></text:span><text:span text:style-name="T1"><text:measure text:kind="value">6.81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3" draw:layer="layout" svg:x1="7.283cm" svg:y1="11.691cm" svg:x2="10.186cm" svg:y2="11.709cm">
          <text:p text:style-name="P3"><text:span text:style-name="T1"><text:measure text:kind="gap"/></text:span><text:span text:style-name="T1"><text:measure text:kind="value">2.9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3" draw:layer="layout" svg:x1="7.281cm" svg:y1="10.772cm" svg:x2="8.484cm" svg:y2="10.771cm">
          <text:p text:style-name="P3"><text:measure text:kind="gap"/><text:measure text:kind="value">1.2</text:measure><text:s/><text:measure text:kind="unit">cm</text:measure><text:measure text:kind="gap"/></text:p>
        </draw:measure>
        <draw:custom-shape draw:style-name="gr7" draw:text-style-name="P4" draw:layer="layout" svg:width="6.822cm" svg:height="1.27cm" draw:transform="rotate (1.57184352434609) translate (7.217cm 12.69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8.47cm" svg:height="1.016cm" svg:x="0.02cm" svg:y="12.708cm">
          <text:p/>
          <draw:enhanced-geometry svg:viewBox="0 0 21600 21600" draw:type="rectangle" draw:enhanced-path="M 0 0 L 21600 0 21600 21600 0 21600 0 0 Z N"/>
        </draw:custom-shape>
        <draw:measure draw:style-name="gr9" draw:text-style-name="P3" draw:layer="layout" svg:x1="8.49cm" svg:y1="12.708cm" svg:x2="8.5cm" svg:y2="13.97cm">
          <text:p text:style-name="P3"><text:span text:style-name="T1"><text:measure text:kind="gap"/></text:span><text:span text:style-name="T1"><text:measure text:kind="value">1.26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presentation:notes draw:style-name="dp1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1" draw:text-style-name="P7" draw:layer="layout" svg:width="2.929cm" svg:height="1.27cm" svg:x="7.27cm" svg:y="11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22cm" svg:height="1.27cm" svg:x="0.47cm" svg:y="11.43cm">
          <text:p/>
          <draw:enhanced-geometry svg:viewBox="0 0 21600 21600" draw:type="rectangle" draw:enhanced-path="M 0 0 L 21600 0 21600 21600 0 21600 0 0 Z N"/>
        </draw:custom-shape>
        <draw:measure draw:style-name="gr12" draw:text-style-name="P8" draw:layer="layout" svg:x1="0.47cm" svg:y1="12.7cm" svg:x2="7.281cm" svg:y2="12.708cm">
          <text:p text:style-name="P8"><text:span text:style-name="T1"><text:measure text:kind="gap"/></text:span><text:span text:style-name="T1"><text:measure text:kind="value">6.81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custom-shape draw:style-name="gr13" draw:text-style-name="P9" draw:layer="layout" svg:width="6.822cm" svg:height="1.27cm" svg:x="10.191cm" svg:y="11.442cm">
          <text:p/>
          <draw:enhanced-geometry svg:viewBox="0 0 21600 21600" draw:type="rectangle" draw:enhanced-path="M 0 0 L 21600 0 21600 21600 0 21600 0 0 Z N"/>
        </draw:custom-shape>
        <draw:measure draw:style-name="gr14" draw:text-style-name="P8" draw:layer="layout" svg:x1="10.191cm" svg:y1="12.712cm" svg:x2="17.002cm" svg:y2="12.72cm">
          <text:p text:style-name="P8"><text:span text:style-name="T1"><text:measure text:kind="gap"/></text:span><text:span text:style-name="T1"><text:measure text:kind="value">6.81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15" draw:text-style-name="P8" draw:layer="layout" svg:x1="7.283cm" svg:y1="11.691cm" svg:x2="10.186cm" svg:y2="11.709cm">
          <text:p text:style-name="P8"><text:span text:style-name="T1"><text:measure text:kind="gap"/></text:span><text:span text:style-name="T1"><text:measure text:kind="value">2.9</text:measure></text:span><text:span text:style-name="T1"><text:s/></text:span><text:span text:style-name="T1"><text:measure text:kind="unit">cm</text:measure></text:span><text:span text:style-name="T1"><text:measure text:kind="gap"/></text:span></text:p>
        </draw:measure>
        <draw:measure draw:style-name="gr16" draw:text-style-name="P8" draw:layer="layout" svg:x1="7.281cm" svg:y1="10.772cm" svg:x2="8.484cm" svg:y2="10.771cm">
          <text:p text:style-name="P8"><text:measure text:kind="gap"/><text:measure text:kind="value">1.2</text:measure><text:s/><text:measure text:kind="unit">cm</text:measure><text:measure text:kind="gap"/></text:p>
        </draw:measure>
        <draw:custom-shape draw:style-name="gr8" draw:text-style-name="P5" draw:layer="layout" svg:width="8.47cm" svg:height="1.016cm" svg:x="0.012cm" svg:y="12.7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08cm" svg:height="7.78cm" draw:transform="rotate (1.5707963267949) translate (8.935cm 13.25cm)">
          <text:p/>
          <draw:enhanced-geometry svg:viewBox="0 0 21600 21600" draw:type="rectangle" draw:enhanced-path="M 0 0 L 21600 0 21600 21600 0 21600 0 0 Z N"/>
        </draw:custom-shape>
        <draw:measure draw:style-name="gr18" draw:text-style-name="P8" draw:layer="layout" svg:x1="8.923cm" svg:y1="14.094cm" svg:x2="10.17cm" svg:y2="14.095cm">
          <text:p text:style-name="P8"><text:measure text:kind="gap"/><text:measure text:kind="value">1.25</text:measure><text:s/><text:measure text:kind="unit">cm</text:measure><text:measure text:kind="gap"/></text:p>
        </draw:measur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16T14:54:00.865826876</meta:creation-date>
    <dc:date>2025-12-16T15:20:46.337407089</dc:date>
    <meta:editing-duration>PT1M</meta:editing-duration>
    <meta:editing-cycles>1</meta:editing-cycles>
    <meta:generator>LibreOffice/7.3.7.2$Linux_X86_64 LibreOffice_project/30$Build-2</meta:generator>
    <meta:document-statistic meta:object-count="44"/>
  </office:meta>
</office:document-meta>
</file>